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SUM-ARC-THETA (SAT)</text:p>
          </table:table-cell>
          <table:table-cell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number-columns-repeated="4" table:style-name="ce2" office:value-type="string" calcext:value-type="string">
            <text:p>Sum-Arc-Theta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number-columns-repeated="4"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1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 table:number-columns-repeated="3"/>
          <table:table-cell table:number-columns-repeated="2"/>
          <table:table-cell table:style-name="ce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5:24:02.903599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10T07:58:32.667574143</dc:date>
    <meta:editing-duration>PT2H41M59S</meta:editing-duration>
    <meta:editing-cycles>13</meta:editing-cycles>
    <meta:document-statistic meta:table-count="1" meta:cell-count="73" meta:object-count="0"/>
  </office:meta>
</office:document-meta>
</file>